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e10f" officeooo:paragraph-rsid="001fe10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ustomHeading"><text:span text:style-name="auto_a824c8f8">🎉 Willkommen zum Test!</text:span><text:line-break/><draw:frame draw:name="Image_6807f16be21ea" text:anchor-type="as-char" svg:width="3cm" svg:height="3cm" style:wrap="left" style:horizontal-pos="end" style:horizontal-rel="paragraph" svg:x="4cm" svg:y="7cm"><draw:image xlink:href="Pictures/Logo.png" xlink:type="simple" xlink:show="embed" xlink:actuate="onLoad"/></draw:frame></text:p>
      <text:p text:style-name="Standard"/>
      <text:p text:style-name="CustomHeading"><text:span text:style-name="auto_617dfa28">🎉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Heading 1" style:family="paragraph" style:parent-style-name="Standard">
      <style:text-properties fo:font-weight="bold"/>
      <style:paragraph-properties fo:margin-top="0.5cm" fo:margin-bottom="0.3cm"/>
    </style:style>
    <style:style style:name="Heading 2" style:family="paragraph" style:parent-style-name="Standard">
      <style:text-properties fo:font-weight="bold"/>
      <style:paragraph-properties fo:margin-top="0.5cm" fo:margin-bottom="0.3cm"/>
    </style:style>
    <style:style style:name="Heading 3" style:family="paragraph" style:parent-style-name="Standard">
      <style:text-properties fo:font-weight="bold"/>
      <style:paragraph-properties fo:margin-top="0.5cm" fo:margin-bottom="0.3cm"/>
    </style:style>
    <style:style style:name="Heading 4" style:family="paragraph" style:parent-style-name="Standard">
      <style:text-properties fo:font-weight="bold"/>
      <style:paragraph-properties fo:margin-top="0.5cm" fo:margin-bottom="0.3cm"/>
    </style:style>
    <style:style style:name="Heading 5" style:family="paragraph" style:parent-style-name="Standard">
      <style:text-properties fo:font-weight="bold"/>
      <style:paragraph-properties fo:margin-top="0.5cm" fo:margin-bottom="0.3cm"/>
    </style:style>
    <style:style style:name="Heading 6" style:family="paragraph" style:parent-style-name="Standard">
      <style:text-properties fo:font-weight="bold"/>
      <style:paragraph-properties fo:margin-top="0.5cm" fo:margin-bottom="0.3cm"/>
    </style:style>
    <style:style style:name="auto_a824c8f8" style:family="text" style:parent-style-name="Standard">
      <style:text-properties fo:font-weight="bold" fo:font-style="italic" fo:color="#ffffff"/>
    </style:style>
    <style:style style:name="CustomHeading" style:family="paragraph" style:parent-style-name="Standard" style:class="text">
      <style:paragraph-properties fo:margin-top="1cm" fo:margin-bottom="0.5cm" fo:text-align="center" fo:background-color="#5a5adb" fo:line-height="32pt"/>
    </style:style>
    <style:style style:name="auto_617dfa28" style:family="text" style:parent-style-name="Standard">
      <style:text-properties fo:font-style="italic" style:text-underline-style="solid" style:text-underline-type="single" style:text-underline-width="auto" fo:color="#ffffff" fo:font-size="30pt"/>
    </styl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text:list-style style:name="Bullet_20_Symbol">
    <text:list-level-style-bullet text:level="1" text:bullet-char="•">
      <style:list-level-properties text:space-before="0.5cm" text:min-label-width="0.5cm"/>
    </text:list-level-style-bullet>
  </text:list-style>
  <text:list-style style:name="Numbering_20_Symbol">
    <text:list-level-style-number text:level="1" style:num-format="1" style:num-suffix="." style:num-prefix="">
      <style:list-level-properties text:space-before="0.5cm" text:min-label-width="0.5cm"/>
    </text:list-level-style-number>
  </text:list-style>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2T23:07:46.886752081</meta:creation-date>
    <dc:date>2025-04-13T15:50:59.532219702</dc:date>
    <meta:editing-duration>PT1M3S</meta:editing-duration>
    <meta:editing-cycles>2</meta:editing-cycles>
    <meta:generator>LibreOffice/24.2.7.2$Linux_X86_64 LibreOffice_project/420$Build-2</meta:generator>
    <meta:document-statistic meta:table-count="0" meta:image-count="0" meta:object-count="0" meta:page-count="1" meta:paragraph-count="2" meta:word-count="3" meta:character-count="31" meta:non-whitespace-character-count="30"/>
  </office:meta>
</office:document-meta>
</file>